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6.994cm"/>
    </style:style>
    <style:style style:name="co4" style:family="table-column">
      <style:table-column-properties fo:break-before="auto" style:column-width="10.62cm"/>
    </style:style>
    <style:style style:name="co5" style:family="table-column">
      <style:table-column-properties fo:break-before="auto" style:column-width="4.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Группа вопросов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Ответ и ссылка на ревизию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лассы анализа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Сгруппировать по принадлежности к классам проектирования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00.00.0000</text:date>, <text:time style:data-style-name="N2" text:time-value="15:41:49.3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54S</meta:editing-duration>
    <meta:editing-cycles>6</meta:editing-cycles>
    <meta:generator>LibreOffice/4.3.3.2$Windows_x86 LibreOffice_project/9bb7eadab57b6755b1265afa86e04bf45fbfc644</meta:generator>
    <dc:date>2014-12-24T15:44:23.361000000</dc:date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